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 Light" svg:font-family="'Clear Sans Light'" style:font-adornments="Regular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lear Sans Light"/>
    </style:style>
    <style:style style:name="P2" style:family="paragraph" style:parent-style-name="Standard">
      <style:paragraph-properties fo:text-align="center" style:justify-single-word="false"/>
      <style:text-properties style:font-name="Clear Sans Light" fo:font-weight="bold" officeooo:rsid="000f8616" officeooo:paragraph-rsid="000f8616" style:font-weight-asian="bold" style:font-weight-complex="bold"/>
    </style:style>
    <style:style style:name="P3" style:family="paragraph" style:parent-style-name="Standard">
      <style:text-properties style:font-name="Clear Sans Light"/>
    </style:style>
    <style:style style:name="P4" style:family="paragraph" style:parent-style-name="Text_20_body">
      <style:text-properties style:font-name="Clear Sans Light"/>
    </style:style>
    <style:style style:name="P5" style:family="paragraph" style:parent-style-name="Text_20_body" style:list-style-name="L6">
      <style:text-properties style:font-name="Clear Sans Light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style:font-name="Clear Sans Light"/>
    </style:style>
    <style:style style:name="T3" style:family="text">
      <style:text-properties style:font-name="Clear Sans Light" fo:font-weight="bold"/>
    </style:style>
    <style:style style:name="T4" style:family="text">
      <style:text-properties style:font-name="Clear Sans Light" fo:font-size="12pt" style:font-size-asian="10.5pt" style:font-size-complex="12pt"/>
    </style:style>
    <style:style style:name="T5" style:family="text">
      <style:text-properties style:font-name="Clear Sans Light" officeooo:rsid="0010c77b"/>
    </style:style>
    <style:style style:name="T6" style:family="text">
      <style:text-properties officeooo:rsid="0010c77b"/>
    </style:style>
    <style:style style:name="T7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 Report of Ternary Operators </text:p>
      <text:p text:style-name="P2"/>
      <text:p text:style-name="P3"/>
      <text:p text:style-name="Text_20_body"><text:span text:style-name="T5">T</text:span><text:span text:style-name="T2">ernary operator is a concise alternative to the </text:span><text:span text:style-name="Source_20_Text"><text:span text:style-name="T2">if-else</text:span></text:span><text:span text:style-name="T2"> </text:span><text:span text:style-name="T4">statement</text:span><text:span text:style-name="T2">. It's often used for simple conditional assignments.</text:span></text:p>
      <text:h text:style-name="P1" text:outline-level="3">Syntax and Basic Usage</text:h>
      <text:p text:style-name="Text_20_body"><text:span text:style-name="T2">The ternary operator has three parts, formatted as </text:span><text:span text:style-name="Source_20_Text"><text:span text:style-name="T2">condition ? value_if_true : value_if_false</text:span></text:span><text:span text:style-name="T2">.</text:span></text:p>
      <text:list text:style-name="L5">
        <text:list-item>
          <text:p text:style-name="P6"><text:span text:style-name="Source_20_Text"><text:span text:style-name="T3">condition</text:span></text:span><text:span text:style-name="T2">: An expression that evaluates to a boolean (</text:span><text:span text:style-name="Source_20_Text"><text:span text:style-name="T2">true</text:span></text:span><text:span text:style-name="T2"> or </text:span><text:span text:style-name="Source_20_Text"><text:span text:style-name="T2">false</text:span></text:span><text:span text:style-name="T2">).</text:span></text:p>
        </text:list-item>
        <text:list-item>
          <text:p text:style-name="P6"><text:span text:style-name="Source_20_Text"><text:span text:style-name="T3">value_if_true</text:span></text:span><text:span text:style-name="T2">: The value returned if the condition is </text:span><text:span text:style-name="Source_20_Text"><text:span text:style-name="T2">true</text:span></text:span><text:span text:style-name="T2">.</text:span></text:p>
        </text:list-item>
        <text:list-item>
          <text:p text:style-name="P6"><text:span text:style-name="Source_20_Text"><text:span text:style-name="T3">value_if_false</text:span></text:span><text:span text:style-name="T2">: The value returned if the condition is </text:span><text:span text:style-name="Source_20_Text"><text:span text:style-name="T2">false</text:span></text:span><text:span text:style-name="T2">.</text:span></text:p>
        </text:list-item>
      </text:list>
      <text:p text:style-name="Text_20_body"><text:span text:style-name="T2">For example, to determine the maximum of two numbers </text:span><text:span text:style-name="Source_20_Text"><text:span text:style-name="T2">a</text:span></text:span><text:span text:style-name="T2"> and </text:span><text:span text:style-name="Source_20_Text"><text:span text:style-name="T2">b</text:span></text:span><text:span text:style-name="T2">, you can write </text:span><text:span text:style-name="Source_20_Text"><text:span text:style-name="T2">int max = (a &gt; b) ? a : b;</text:span></text:span><text:span text:style-name="T2">. Similarly, to check if a number is even or odd, you can use </text:span><text:span text:style-name="Source_20_Text"><text:span text:style-name="T2">string result = (num % 2 == 0) ? "Even" : "Odd";</text:span></text:span><text:span text:style-name="T2">.</text:span></text:p>
      <text:p text:style-name="P4"/>
      <text:h text:style-name="P1" text:outline-level="3">Nested Ternary Operators</text:h>
      <text:p text:style-name="Text_20_body"><text:span text:style-name="T2">Ternary operators can be </text:span><text:span text:style-name="T3">nested</text:span><text:span text:style-name="T2"> to handle multiple conditions, providing a compact way to replace complex </text:span><text:span text:style-name="Source_20_Text"><text:span text:style-name="T2">if-else if-else</text:span></text:span><text:span text:style-name="T2"> chains.</text:span></text:p>
      <text:list text:style-name="L6">
        <text:list-item>
          <text:p text:style-name="P7"><text:span text:style-name="T2">To check if a number is positive, negative, or zero, you can use a nested ternary: </text:span><text:span text:style-name="Source_20_Text"><text:span text:style-name="T2">string check = (number &gt; 0) ? "Positive" : (number &lt; 0) ? "Negative" : "Zero";</text:span></text:span><text:span text:style-name="T2">.</text:span></text:p>
        </text:list-item>
        <text:list-item>
          <text:p text:style-name="P5">For grading based on a score, a nested ternary operator can be used to assign a grade from 'A' to 'F'.</text:p>
        </text:list-item>
        <text:list-item>
          <text:p text:style-name="P7"><text:span text:style-name="T2">You can also find the minimum of three numbers using a nested ternary, like </text:span><text:span text:style-name="Source_20_Text"><text:span text:style-name="T2">int min = (x &lt; y) ? (x &lt; z ? x : z) : (y &lt; z ? y : z);</text:span></text:span><text:span text:style-name="T2">. This compares the first two numbers, and then compares the smaller of those to the third number.</text:span></text:p>
        </text:list-item>
      </text:list>
      <text:p text:style-name="P4"/>
      <text:h text:style-name="P1" text:outline-level="3">Common Errors and Debugging</text:h>
      <text:p text:style-name="P4">Despite its usefulness, improper use of the ternary operator can lead to errors.</text:p>
      <text:list text:style-name="L7">
        <text:list-item>
          <text:p text:style-name="P8"><text:span text:style-name="T3">Missing Colon:</text:span><text:span text:style-name="T2"> A common mistake is omitting the colon (</text:span><text:span text:style-name="Source_20_Text"><text:span text:style-name="T2">:</text:span></text:span><text:span text:style-name="T2">) between the </text:span><text:span text:style-name="Source_20_Text"><text:span text:style-name="T2">value_if_true</text:span></text:span><text:span text:style-name="T2"> and </text:span><text:span text:style-name="Source_20_Text"><text:span text:style-name="T2">value_if_false</text:span></text:span><text:span text:style-name="T2"> expressions. This results in a syntax error.</text:span></text:p>
        </text:list-item>
        <text:list-item>
          <text:p text:style-name="P8"><text:soft-page-break/><text:span text:style-name="T3">Incompatible Types:</text:span><text:span text:style-name="T2"> Both </text:span><text:span text:style-name="Source_20_Text"><text:span text:style-name="T2">value_if_true</text:span></text:span><text:span text:style-name="T2"> and </text:span><text:span text:style-name="Source_20_Text"><text:span text:style-name="T2">value_if_false</text:span></text:span><text:span text:style-name="T2"> must be of compatible data types. For example, mixing a string with an integer like </text:span><text:span text:style-name="Source_20_Text"><text:span text:style-name="T2">(num % 2 == 0) ? "Even" : 1;</text:span></text:span><text:span text:style-name="T2"> will cause an error.</text:span></text:p>
        </text:list-item>
        <text:list-item>
          <text:p text:style-name="P8"><text:span text:style-name="T3">Void Context:</text:span><text:span text:style-name="T2"> The ternary operator returns a value, so it cannot be used in a context that doesn't expect a return value, such as a standalone statement. For instance, </text:span><text:span text:style-name="Source_20_Text"><text:span text:style-name="T2">(score &gt;= 90) ? 'A' : ...</text:span></text:span><text:span text:style-name="T2"> without assigning the result to a variable is an error.</text:span></text:p>
        </text:list-item>
        <text:list-item>
          <text:p text:style-name="P8"><text:span text:style-name="T3">Incorrect Logical Operators:</text:span><text:span text:style-name="T2"> When checking for multiple conditions, each comparison must be complete. Using </text:span><text:span text:style-name="Source_20_Text"><text:span text:style-name="T2">(character == 'a' || 'e' || ...)</text:span></text:span><text:span text:style-name="T2"> is incorrect because it improperly chains the logical OR (</text:span><text:span text:style-name="Source_20_Text"><text:span text:style-name="T2">||</text:span></text:span><text:span text:style-name="T2">) operator. The correct way is </text:span><text:span text:style-name="Source_20_Text"><text:span text:style-name="T2">(character == 'a' || character == 'e' || ...)</text:span></text:span><text:span text:style-name="T2">.</text:span></text:p>
        </text:list-item>
        <text:list-item>
          <text:p text:style-name="P8"><text:span text:style-name="T3">Side Effects:</text:span><text:span text:style-name="T2"> While possible, using expressions with side effects (like </text:span><text:span text:style-name="Source_20_Text"><text:span text:style-name="T2">num2 = -num2</text:span></text:span><text:span text:style-name="T2">) inside a ternary operator can make the code harder to read and debug, as it modifies a variable's value. It is generally better practice to use a clear </text:span><text:span text:style-name="Source_20_Text"><text:span text:style-name="T2">if-else</text:span></text:span><text:span text:style-name="T2"> statement for such cases.</text:span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 Light" svg:font-family="'Clear Sans Light'" style:font-adornments="Regular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0:43:49.784117520</meta:creation-date>
    <dc:date>2025-09-16T00:59:48.238116356</dc:date>
    <meta:editing-duration>PT5M46S</meta:editing-duration>
    <meta:editing-cycles>1</meta:editing-cycles>
    <meta:document-statistic meta:table-count="0" meta:image-count="0" meta:object-count="0" meta:page-count="2" meta:paragraph-count="20" meta:word-count="467" meta:character-count="2572" meta:non-whitespace-character-count="2135"/>
    <meta:generator>LibreOffice/24.2.7.2$Linux_X86_64 LibreOffice_project/420$Build-2</meta:generator>
  </office:meta>
</office:document-meta>
</file>